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2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  <table:table-cell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0" calcext:value-type="float">
            <text:p>440</text:p>
          </table:table-cell>
          <table:table-cell table:style-name="ce1"/>
        </table:table-row>
        <table:table-row table:style-name="ro3" table:number-rows-repeated="2">
          <table:table-cell table:number-columns-repeated="9"/>
        </table:table-row>
        <table:table-row table:style-name="ro5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24.0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80.0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80.0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80.0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480.0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480.0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468.0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68.0</text:p>
          </table:table-cell>
          <table:table-cell table:number-columns-repeated="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468.0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68.0</text:p>
          </table:table-cell>
          <table:table-cell table:number-columns-repeated="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56.0</text:p>
          </table:table-cell>
          <table:table-cell table:number-columns-repeated="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54.0</text:p>
          </table:table-cell>
          <table:table-cell table:number-columns-repeated="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454.0</text:p>
          </table:table-cell>
          <table:table-cell table:number-columns-repeated="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54.0</text:p>
          </table:table-cell>
          <table:table-cell table:number-columns-repeated="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49:17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41S</meta:editing-duration>
    <meta:editing-cycles>11</meta:editing-cycles>
    <meta:generator>LibreOffice/5.1.3.2$Windows_x86 LibreOffice_project/644e4637d1d8544fd9f56425bd6cec110e49301b</meta:generator>
    <dc:date>2016-12-20T02:49:22.774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